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decorative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howcard Gothic" svg:font-family="'Showcard Gothic'" style:font-adornments="Standard" style:font-family-generic="decorative" style:font-pitch="variable"/>
    <style:font-face style:name="Showcard Gothic1" svg:font-family="'Showcard Gothic'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aa95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3" style:family="graphic" style:parent-style-name="objectwithoutfill">
      <style:graphic-properties svg:stroke-width="0.1cm" draw:marker-start="Linienspitzen_20_2" draw:marker-start-width="0.5cm" draw:marker-end="Linienspitzen_20_1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linecap="round" draw:fill="solid" draw:fill-color="#dee6ef" draw:textarea-horizontal-align="justify" draw:textarea-vertical-align="middle" draw:auto-grow-height="false" fo:min-height="4cm" fo:min-width="5cm"/>
      <style:paragraph-properties style:writing-mode="lr-tb"/>
    </style:style>
    <style:style style:name="gr5" style:family="graphic" style:parent-style-name="standard">
      <style:graphic-properties svg:stroke-linecap="round" draw:fill="solid" draw:fill-color="#fff5ce" draw:textarea-horizontal-align="justify" draw:textarea-vertical-align="middle" draw:auto-grow-height="false" fo:min-height="2.75cm" fo:min-width="3.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8" style:family="graphic" style:parent-style-name="objectwithoutfill">
      <style:graphic-properties draw:stroke="dash" draw:stroke-dash="Dot" svg:stroke-width="0.1cm" svg:stroke-color="#069a2e" draw:marker-start="Linienspitzen_20_2" draw:marker-start-width="0.5cm" draw:marker-end="Linienspitzen_20_1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linecap="round" draw:fill="solid" draw:fill-color="#ffb66c" draw:opacity="50%" draw:textarea-horizontal-align="justify" draw:textarea-vertical-align="middle" draw:auto-grow-height="false" fo:min-height="2.75cm" fo:min-width="4.25cm" draw:shadow-opacity="50%"/>
      <style:paragraph-properties style:writing-mode="lr-tb"/>
    </style:style>
    <style:style style:name="gr10" style:family="graphic" style:parent-style-name="standard">
      <style:graphic-properties draw:opacity="0%" draw:textarea-horizontal-align="justify" draw:textarea-vertical-align="middle" draw:auto-grow-height="false" fo:min-height="18.75cm" fo:min-width="27.2cm" draw:shadow-opacity="0%"/>
    </style:style>
    <style:style style:name="gr11" style:family="graphic" style:parent-style-name="standard">
      <style:graphic-properties svg:stroke-linecap="round" draw:fill="solid" draw:fill-color="#dee6ef" draw:textarea-horizontal-align="justify" draw:textarea-vertical-align="middle" draw:auto-grow-height="false" fo:min-height="4.25cm" fo:min-width="11.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P1" style:family="paragraph">
      <loext:graphic-properties draw:fill="solid" draw:fill-color="#ffaa95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dee6ef"/>
      <style:paragraph-properties fo:text-align="center" style:writing-mode="lr-tb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solid" draw:fill-color="#fff5ce"/>
      <style:paragraph-properties fo:text-align="center" style:writing-mode="lr-tb"/>
    </style:style>
    <style:style style:name="P8" style:family="paragraph">
      <loext:graphic-properties draw:fill="solid" draw:fill-color="#ffb66c" draw:opacity="50%"/>
      <style:paragraph-properties fo:text-align="center" style:writing-mode="lr-tb"/>
    </style:style>
    <style:style style:name="P9" style:family="paragraph">
      <loext:graphic-properties draw:opacity="0%"/>
      <style:paragraph-properties fo:text-align="center"/>
    </style:style>
    <style:style style:name="T1" style:family="text">
      <style:text-properties fo:font-size="8pt"/>
    </style:style>
    <style:style style:name="T2" style:family="text">
      <style:text-properties style:font-name="Showcard Gothic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75cm" svg:height="0.75cm" draw:transform="rotate (1.57585778162568) translate (25.05cm 2.4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1217.04394141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3.75cm" svg:height="0.569cm" svg:x="20.85cm" svg:y="1.75cm">
          <draw:text-box>
            <text:p text:style-name="P2"><text:span text:style-name="T1">CAN bus termination</text:span></text:p>
          </draw:text-box>
        </draw:frame>
        <draw:line draw:style-name="gr3" draw:text-style-name="P4" draw:layer="layout" svg:x1="25cm" svg:y1="3cm" svg:x2="28cm" svg:y2="3cm">
          <text:p/>
        </draw:line>
        <draw:frame draw:style-name="gr2" draw:text-style-name="P3" draw:layer="layout" svg:width="3.75cm" svg:height="0.569cm" svg:x="20.8cm" svg:y="2.681cm">
          <draw:text-box>
            <text:p text:style-name="P2"><text:span text:style-name="T1">CAN bus connection</text:span></text:p>
          </draw:text-box>
        </draw:frame>
        <draw:custom-shape draw:style-name="gr4" draw:text-style-name="P5" draw:layer="layout" svg:width="5.5cm" svg:height="4.25cm" svg:x="8cm" svg:y="1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4cm" svg:height="3cm" svg:x="9.087cm" svg:y="16.003cm">
          <text:p text:style-name="P6"><text:span text:style-name="T2">LARUS</text:span></text:p>
          <text:p text:style-name="P6">Utility Boar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4cm" svg:height="3cm" svg:x="16.087cm" svg:y="15.803cm">
          <text:p text:style-name="P6"><text:span text:style-name="T2">LARUS</text:span></text:p>
          <text:p text:style-name="P6">Main Sens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4.663cm" svg:height="0.887cm" svg:x="8.587cm" svg:y="15.213cm">
          <draw:text-box>
            <text:p text:style-name="P2"><text:span text:style-name="T1">If FrontEnd is NOT installed</text:span></text:p>
          </draw:text-box>
        </draw:frame>
        <draw:line draw:style-name="gr3" draw:text-style-name="P4" draw:layer="layout" svg:x1="13.087cm" svg:y1="17.303cm" svg:x2="16.087cm" svg:y2="17.303cm">
          <text:p/>
        </draw:line>
        <draw:custom-shape draw:style-name="gr1" draw:text-style-name="P1" draw:layer="layout" svg:width="0.75cm" svg:height="0.75cm" draw:transform="rotate (1.57585778162568) translate (13.342cm 17.70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75cm" svg:height="0.75cm" draw:transform="rotate (1.57585778162568) translate (15.154cm 17.704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1217.04394141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3" draw:layer="layout" svg:width="3.75cm" svg:height="1.25cm" svg:x="19.501cm" svg:y="15.75cm">
          <draw:text-box>
            <text:p text:style-name="P2"><text:span text:style-name="T1">Optional BlueTooth or RS232 connection to XCSoar or OpenVario</text:span></text:p>
          </draw:text-box>
        </draw:frame>
        <draw:line draw:style-name="gr8" draw:text-style-name="P4" draw:layer="layout" svg:x1="20cm" svg:y1="17.35cm" svg:x2="23.25cm" svg:y2="17.35cm">
          <text:p/>
        </draw:line>
        <draw:custom-shape draw:style-name="gr9" draw:text-style-name="P8" draw:layer="layout" svg:width="4.75cm" svg:height="3cm" svg:x="23.2cm" svg:y="15.75cm">
          <text:p text:style-name="P6">XCSoar / OpenVari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g>
          <draw:custom-shape draw:style-name="gr11" draw:text-style-name="P5" draw:layer="layout" svg:width="12cm" svg:height="4.5cm" svg:x="1.5cm" svg:y="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4cm" svg:height="3cm" svg:x="2cm" svg:y="5cm">
            <text:p text:style-name="P6"><text:span text:style-name="T2">LARUS</text:span></text:p>
            <text:p text:style-name="P6"><text:span text:style-name="T3">Horst’s</text:span></text:p>
            <text:p text:style-name="P6">All-In-One<text:line-break/>Utility Board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4cm" svg:height="3cm" svg:x="9cm" svg:y="5cm">
            <text:p text:style-name="P6"><text:span text:style-name="T2">LARUS</text:span></text:p>
            <text:p text:style-name="P6">FrontEnd</text:p>
            <text:p text:style-name="P6">AD57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4cm" svg:height="3cm" svg:x="16cm" svg:y="5cm">
            <text:p text:style-name="P6"><text:span text:style-name="T2">LARUS</text:span></text:p>
            <text:p text:style-name="P6">Main Sensor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3.75cm" svg:height="0.569cm" svg:x="9.5cm" svg:y="4.25cm">
            <draw:text-box>
              <text:p text:style-name="P2"><text:span text:style-name="T1">If FrontEnd is installed</text:span></text:p>
            </draw:text-box>
          </draw:frame>
          <draw:line draw:style-name="gr3" draw:text-style-name="P4" draw:layer="layout" svg:x1="6cm" svg:y1="6.5cm" svg:x2="9cm" svg:y2="6.5cm">
            <text:p/>
          </draw:line>
          <draw:line draw:style-name="gr3" draw:text-style-name="P4" draw:layer="layout" svg:x1="13cm" svg:y1="6.5cm" svg:x2="16cm" svg:y2="6.5cm">
            <text:p/>
          </draw:line>
          <draw:custom-shape draw:style-name="gr1" draw:text-style-name="P1" draw:layer="layout" svg:width="0.75cm" svg:height="0.75cm" draw:transform="rotate (1.57585778162568) translate (6.255cm 6.90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8" draw:layer="layout" svg:width="4.75cm" svg:height="3cm" svg:x="23.25cm" svg:y="5cm">
            <text:p text:style-name="P6">XCSoar / OpenVario</text:p>
            <draw:enhanced-geometry svg:viewBox="0 0 21600 21600" draw:type="rectangle" draw:enhanced-path="M 0 0 L 21600 0 21600 21600 0 21600 0 0 Z N"/>
          </draw:custom-shape>
          <draw:line draw:style-name="gr8" draw:text-style-name="P4" draw:layer="layout" svg:x1="20cm" svg:y1="6.5cm" svg:x2="23.25cm" svg:y2="6.5cm">
            <text:p/>
          </draw:line>
          <draw:frame draw:style-name="gr12" draw:text-style-name="P3" draw:layer="layout" svg:width="3.75cm" svg:height="1.205cm" svg:x="19.5cm" svg:y="7.045cm">
            <draw:text-box>
              <text:p text:style-name="P2"><text:span text:style-name="T1">Optional BlueTooth or RS232 connection to XCSoar or OpenVario</text:span></text:p>
            </draw:text-box>
          </draw:frame>
          <draw:custom-shape draw:style-name="gr9" draw:text-style-name="P8" draw:layer="layout" svg:width="4.75cm" svg:height="3cm" svg:x="23.251cm" svg:y="5cm">
            <text:p text:style-name="P6">XCSoar / OpenVario</text:p>
            <draw:enhanced-geometry svg:viewBox="0 0 21600 21600" draw:type="rectangle" draw:enhanced-path="M 0 0 L 21600 0 21600 21600 0 21600 0 0 Z N"/>
          </draw:custom-shape>
          <draw:line draw:style-name="gr8" draw:text-style-name="P4" draw:layer="layout" svg:x1="20cm" svg:y1="6.5cm" svg:x2="23.25cm" svg:y2="6.5cm">
            <text:p/>
          </draw:line>
          <draw:custom-shape draw:style-name="gr1" draw:text-style-name="P1" draw:layer="layout" svg:width="0.75cm" svg:height="0.75cm" draw:transform="rotate (1.57585778162568) translate (15.004cm 6.85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1217.043941411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1" draw:text-style-name="P5" draw:layer="layout" svg:width="12cm" svg:height="4.5cm" svg:x="1.499cm" svg:y="9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4cm" svg:height="3cm" svg:x="1.999cm" svg:y="10.5cm">
            <text:p text:style-name="P6"><text:span text:style-name="T2">LARUS</text:span></text:p>
            <text:p text:style-name="P6">Standard<text:line-break/>Utility Board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4cm" svg:height="3cm" svg:x="8.999cm" svg:y="10.5cm">
            <text:p text:style-name="P6"><text:span text:style-name="T2">LARUS</text:span></text:p>
            <text:p text:style-name="P6">FrontEnd</text:p>
            <text:p text:style-name="P6">AD57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4cm" svg:height="3cm" svg:x="15.999cm" svg:y="10.5cm">
            <text:p text:style-name="P6"><text:span text:style-name="T2">LARUS</text:span></text:p>
            <text:p text:style-name="P6">Main Sensor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3.75cm" svg:height="0.569cm" svg:x="9.499cm" svg:y="9.75cm">
            <draw:text-box>
              <text:p text:style-name="P2"><text:span text:style-name="T1">If FrontEnd is installed</text:span></text:p>
            </draw:text-box>
          </draw:frame>
          <draw:line draw:style-name="gr3" draw:text-style-name="P4" draw:layer="layout" svg:x1="5.999cm" svg:y1="12cm" svg:x2="8.999cm" svg:y2="12cm">
            <text:p/>
          </draw:line>
          <draw:line draw:style-name="gr3" draw:text-style-name="P4" draw:layer="layout" svg:x1="12.999cm" svg:y1="12cm" svg:x2="15.999cm" svg:y2="12cm">
            <text:p/>
          </draw:line>
          <draw:custom-shape draw:style-name="gr1" draw:text-style-name="P1" draw:layer="layout" svg:width="0.75cm" svg:height="0.75cm" draw:transform="rotate (1.57585778162568) translate (6.254cm 12.40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8" draw:layer="layout" svg:width="4.75cm" svg:height="3cm" svg:x="23.249cm" svg:y="10.5cm">
            <text:p text:style-name="P6">XCSoar / OpenVario</text:p>
            <draw:enhanced-geometry svg:viewBox="0 0 21600 21600" draw:type="rectangle" draw:enhanced-path="M 0 0 L 21600 0 21600 21600 0 21600 0 0 Z N"/>
          </draw:custom-shape>
          <draw:line draw:style-name="gr8" draw:text-style-name="P4" draw:layer="layout" svg:x1="19.999cm" svg:y1="12cm" svg:x2="23.249cm" svg:y2="12cm">
            <text:p/>
          </draw:line>
          <draw:frame draw:style-name="gr12" draw:text-style-name="P3" draw:layer="layout" svg:width="3.75cm" svg:height="1.205cm" svg:x="19.499cm" svg:y="12.545cm">
            <draw:text-box>
              <text:p text:style-name="P2"><text:span text:style-name="T1">Optional BlueTooth or RS232 connection to XCSoar or OpenVario</text:span></text:p>
            </draw:text-box>
          </draw:frame>
          <draw:custom-shape draw:style-name="gr9" draw:text-style-name="P8" draw:layer="layout" svg:width="4.75cm" svg:height="3cm" svg:x="23.25cm" svg:y="10.5cm">
            <text:p text:style-name="P6">XCSoar / OpenVario</text:p>
            <draw:enhanced-geometry svg:viewBox="0 0 21600 21600" draw:type="rectangle" draw:enhanced-path="M 0 0 L 21600 0 21600 21600 0 21600 0 0 Z N"/>
          </draw:custom-shape>
          <draw:line draw:style-name="gr8" draw:text-style-name="P4" draw:layer="layout" svg:x1="19.999cm" svg:y1="12cm" svg:x2="23.249cm" svg:y2="12cm">
            <text:p/>
          </draw:line>
          <draw:custom-shape draw:style-name="gr1" draw:text-style-name="P1" draw:layer="layout" svg:width="0.75cm" svg:height="0.75cm" draw:transform="rotate (1.57585778162568) translate (15.003cm 12.35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1217.043941411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decorative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howcard Gothic" svg:font-family="'Showcard Gothic'" style:font-adornments="Standard" style:font-family-generic="decorative" style:font-pitch="variable"/>
    <style:font-face style:name="Showcard Gothic1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Horst Rupp</meta:initial-creator>
    <meta:creation-date>2022-04-10T16:31:52.856000000</meta:creation-date>
    <dc:date>2022-04-29T11:03:31.086000000</dc:date>
    <dc:creator>Horst Rupp</dc:creator>
    <meta:editing-duration>PT10M36S</meta:editing-duration>
    <meta:editing-cycles>6</meta:editing-cycles>
    <meta:generator>LibreOffice/7.3.2.2$Windows_X86_64 LibreOffice_project/49f2b1bff42cfccbd8f788c8dc32c1c309559be0</meta:generator>
    <meta:document-statistic meta:object-count="45"/>
  </office:meta>
</office:document-meta>
</file>